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Roman No9 L" fo:font-size="8pt" officeooo:rsid="0004590e" officeooo:paragraph-rsid="0004590e" style:font-size-asian="8pt" style:font-size-complex="8pt"/>
    </style:style>
    <style:style style:name="P2" style:family="paragraph" style:parent-style-name="Standard">
      <style:text-properties style:font-name="Nimbus Roman No9 L" fo:font-size="8pt" officeooo:rsid="0004590e" officeooo:paragraph-rsid="00056b3b" style:font-size-asian="8pt" style:font-size-complex="8pt"/>
    </style:style>
    <style:style style:name="P3" style:family="paragraph" style:parent-style-name="Standard">
      <style:text-properties style:font-name="Nimbus Roman No9 L" fo:font-size="8pt" officeooo:rsid="0004590e" officeooo:paragraph-rsid="0006dfe0" style:font-size-asian="8pt" style:font-size-complex="8pt"/>
    </style:style>
    <style:style style:name="P4" style:family="paragraph" style:parent-style-name="Standard">
      <style:text-properties style:font-name="Nimbus Roman No9 L" fo:font-size="8pt" officeooo:rsid="0006dfe0" officeooo:paragraph-rsid="0006dfe0" style:font-size-asian="8pt" style:font-size-complex="8pt"/>
    </style:style>
    <style:style style:name="P5" style:family="paragraph" style:parent-style-name="Standard">
      <style:text-properties style:font-name="Nimbus Roman No9 L" fo:font-size="8pt" style:text-underline-style="none" fo:font-weight="bold" officeooo:rsid="0004590e" officeooo:paragraph-rsid="0004590e" style:font-size-asian="8pt" style:font-weight-asian="bold" style:font-size-complex="8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.9cm" fo:margin-right="0cm" fo:text-indent="0cm" style:auto-text-indent="false" style:page-number="auto" fo:background-color="transparent"/>
      <style:text-properties style:font-name="Nimbus Roman No9 L" fo:font-size="8pt" officeooo:rsid="0004590e" officeooo:paragraph-rsid="00056b3b" style:font-size-asian="8pt" style:font-size-complex="8p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Nimbus Roman No9 L" fo:font-size="8pt" officeooo:rsid="0004590e" officeooo:paragraph-rsid="00056b3b" style:font-size-asian="8pt" style:font-size-complex="8pt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imbus Roman No9 L" fo:font-size="8pt" officeooo:rsid="0004590e" officeooo:paragraph-rsid="00056b3b" style:font-size-asian="8pt" style:font-size-complex="8pt"/>
    </style:style>
    <style:style style:name="P9" style:family="paragraph" style:parent-style-name="Standard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style:font-name="Nimbus Roman No9 L" fo:font-size="8pt" officeooo:rsid="00056b3b" officeooo:paragraph-rsid="00056b3b" style:font-size-asian="8pt" style:font-size-complex="8pt"/>
    </style:style>
    <style:style style:name="P10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style:font-name="Nimbus Roman No9 L" fo:font-size="8pt" officeooo:rsid="00056b3b" officeooo:paragraph-rsid="00056b3b" style:font-size-asian="8pt" style:font-size-complex="8pt"/>
    </style:style>
    <style:style style:name="P11" style:family="paragraph">
      <style:paragraph-properties fo:text-align="center"/>
    </style:style>
    <style:style style:name="T1" style:family="text">
      <style:text-properties officeooo:rsid="00056b3b"/>
    </style:style>
    <style:style style:name="T2" style:family="text">
      <style:text-properties officeooo:rsid="0006dfe0"/>
    </style:style>
    <style:style style:name="T3" style:family="text">
      <style:text-properties fo:color="#00cccc"/>
    </style:style>
    <style:style style:name="T4" style:family="text">
      <style:text-properties fo:color="#00cccc" officeooo:rsid="0007e12c"/>
    </style:style>
    <style:style style:name="T5" style:family="text">
      <style:text-properties fo:color="#00cccc" officeooo:rsid="00056b3b"/>
    </style:style>
    <style:style style:name="T6" style:family="text">
      <style:text-properties fo:color="#00cccc" officeooo:rsid="000c0965"/>
    </style:style>
    <style:style style:name="T7" style:family="text">
      <style:text-properties officeooo:rsid="000c0965"/>
    </style:style>
    <style:style style:name="T8" style:family="text">
      <style:text-properties fo:color="#33cc66" officeooo:rsid="000c0965"/>
    </style:style>
    <style:style style:name="T9" style:family="text">
      <style:text-properties fo:color="#b80047" officeooo:rsid="000c0965"/>
    </style:style>
    <style:style style:name="T10" style:family="text">
      <style:text-properties fo:color="#b80047" officeooo:rsid="00056b3b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_basic.py</text:p>
      <text:p text:style-name="P5"/>
      <text:p text:style-name="P1">from qgsolver.qg import qg_model</text:p>
      <text:p text:style-name="P1">from qgsolver.io import write_nc</text:p>
      <text:p text:style-name="P1">def roms_input_runs():</text:p>
      <text:p text:style-name="P1"><text:s text:c="4"/><text:tab/>qg = qg_mode<text:span text:style-name="T7">(</text:span>) <text:s/><text:span text:style-name="T9">(qg.py)</text:span></text:p>
      <text:p text:style-name="P1"><draw:line text:anchor-type="paragraph" draw:z-index="0" draw:style-name="gr1" draw:text-style-name="P11" svg:x1="1.311cm" svg:y1="0.037cm" svg:x2="1.345cm" svg:y2="7.168cm"><text:p/></draw:line><text:tab/><text:tab/></text:p>
      <text:p text:style-name="P1"><text:s text:c="8"/><text:tab/><text:tab/>qg.grid = grid() <text:span text:style-name="T4">uniform hgrid, vgrid from file </text:span><text:span text:style-name="T9">(grid.py)</text:span></text:p>
      <text:p text:style-name="P2"><text:s text:c="8"/><text:tab/><text:tab/>qg.da = PETSc.DMDA().create() <text:span text:style-name="T4">create abstract distributed memory object for the domain</text:span></text:p>
      <text:p text:style-name="P2"><text:span text:style-name="T1"><text:s text:c="8"/><text:tab/><text:tab/>qg.grid.load_metric_terms() → </text:span><text:span text:style-name="T5">qg.D[ :, :,/zs=dx,zs+1=dy,zs+2=lon,zs+3=lat/]</text:span></text:p>
      <text:p text:style-name="P1"><text:s text:c="8"/><text:tab/><text:tab/>qg.N2 = read_nc() </text:p>
      <text:p text:style-name="P1"><text:s text:c="7"/><text:tab/><text:tab/>qg.f0 = read_nc()</text:p>
      <text:p text:style-name="P1"><text:s text:c="8"/><text:tab/><text:tab/>qg.grid.load_coriolis_parameter() → <text:span text:style-name="T3">qg.D[ :, :,zs+4]</text:span></text:p>
      <text:p text:style-name="P2"><text:s text:c="8"/><text:tab/><text:tab/><text:span text:style-name="T1">qg.pvinv = pvinversion(qg) </text:span><text:span text:style-name="T10">(solver.py)</text:span></text:p>
      <text:p text:style-name="P2"><draw:line text:anchor-type="paragraph" draw:z-index="1" draw:style-name="gr1" draw:text-style-name="P11" svg:x1="2.577cm" svg:y1="0.058cm" svg:x2="2.577cm" svg:y2="3.771cm"><text:p/></draw:line></text:p>
      <text:p text:style-name="P6"><text:s text:c="5"/><text:tab/> <text:s text:c="13"/><text:tab/> <text:s text:c="4"/><text:span text:style-name="T1">set_L(qg.pvinv.L, qg) <text:s/>→ </text:span><text:span text:style-name="T5">qg.pvinv.L the laplacian operator <text:s/></text:span><text:span text:style-name="T9">(set_L.py)</text:span></text:p>
      <text:p text:style-name="P7"><text:tab/><text:tab/><text:tab/><text:span text:style-name="T1">qg.pvinv._RHSinv = qg.da.createGlobalVec() </text:span></text:p>
      <text:p text:style-name="P8"><text:tab/><text:tab/><text:tab/><text:span text:style-name="T1"># create solver</text:span></text:p>
      <text:p text:style-name="P9"><text:s text:c="9"/><text:tab/><text:tab/> <text:s text:c="8"/>qg.pvinv.ksp = PETSc.KSP()</text:p>
      <text:p text:style-name="P10"><text:s text:c="9"/><text:tab/><text:tab/> <text:s text:c="8"/>qg.pvinv.ksp.create(PETSc.COMM_WORLD)</text:p>
      <text:p text:style-name="P10"><text:s text:c="9"/><text:tab/><text:tab/> <text:s text:c="8"/>qg.pvinv.ksp.setOperators(qg.pvinv.L)</text:p>
      <text:p text:style-name="P10"><text:s text:c="8"/><text:tab/><text:tab/> <text:s text:c="8"/># use gmres method</text:p>
      <text:p text:style-name="P10"><text:s text:c="8"/><text:tab/><text:tab/> <text:s text:c="8"/>qg.pvinv.ksp.setType('gmres')</text:p>
      <text:p text:style-name="P10"><text:s text:c="9"/><text:tab/><text:tab/> <text:s text:c="8"/>qg.pvinv.ksp.setInitialGuessNonzero(True)</text:p>
      <text:p text:style-name="P10"><text:s text:c="4"/></text:p>
      <text:p text:style-name="P2"><text:s text:c="8"/><text:tab/><text:tab/><text:span text:style-name="T1">qg.tstepper = time_stepper(qg, dt) </text:span><text:span text:style-name="T10">(solver.py)</text:span></text:p>
      <text:p text:style-name="P2"/>
      <text:p text:style-name="P2"><text:s text:c="4"/><text:tab/>qg.set_q()</text:p>
      <text:p text:style-name="P2"><text:span text:style-name="T1"><text:tab/><text:tab/>read_nc_petsc → <text:s/>qg.RHS</text:span></text:p>
      <text:p text:style-name="P1"><text:s text:c="3"/><text:tab/>qg.set_psi(…)</text:p>
      <text:p text:style-name="P2"><text:tab/><text:tab/><text:span text:style-name="T1">read_nc_petsc() → qg.PSI</text:span></text:p>
      <text:p text:style-name="P1"><text:s text:c="4"/><text:tab/>qg.set_rho(…)</text:p>
      <text:p text:style-name="P1"><text:tab/><text:tab/><text:span text:style-name="T1">read_nc_petsc() → qg.RHO</text:span></text:p>
      <text:p text:style-name="P1"><text:s text:c="3"/><text:tab/>qg.invert_pv()</text:p>
      <text:p text:style-name="P3"><draw:line text:anchor-type="paragraph" draw:z-index="2" draw:style-name="gr1" draw:text-style-name="P11" svg:x1="1.328cm" svg:y1="0.053cm" svg:x2="1.377cm" svg:y2="2.78cm"><text:p/></draw:line><text:tab/><text:tab/><text:span text:style-name="T2">qg.pvinv.solve()<text:tab/></text:span><text:span text:style-name="T10">(solver.py)</text:span></text:p>
      <text:p text:style-name="P3"/>
      <text:p text:style-name="P3"><text:tab/><text:tab/><text:tab/><text:span text:style-name="T2"># copy RHS into RHSinv</text:span></text:p>
      <text:p text:style-name="P4"><text:s text:c="8"/><text:tab/><text:tab/><text:tab/>RHS.copy(self._RHSinv)</text:p>
      <text:p text:style-name="P4"><text:s text:c="7"/><text:tab/><text:tab/><text:tab/># fix boundaries</text:p>
      <text:p text:style-name="P4"><text:s text:c="8"/><text:tab/><text:tab/><text:tab/>qg.pvinv.set_rhsinv_bdy()</text:p>
      <text:p text:style-name="P4"><text:s text:c="8"/><text:tab/><text:tab/><text:tab/># actually solves the pb</text:p>
      <text:p text:style-name="P4"><text:s text:c="8"/><text:tab/><text:tab/><text:tab/>qg.pvinv..ksp.solve(self._RHSinv, PSI)</text:p>
      <text:p text:style-name="P1"><text:s text:c="4"/><text:tab/>write_nc(...)</text:p>
      <text:p text:style-name="P1"/>
      <text:p text:style-name="P1">main</text:p>
      <text:p text:style-name="P1"><text:tab/>qg = roms_input_runs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ie GENTIL</meta:initial-creator>
    <meta:creation-date>2016-10-18T14:37:39.981196212</meta:creation-date>
    <dc:date>2016-10-18T15:45:53.853740356</dc:date>
    <dc:creator>Sylvie GENTIL</dc:creator>
    <meta:editing-duration>PT20M51S</meta:editing-duration>
    <meta:editing-cycles>4</meta:editing-cycles>
    <meta:generator>LibreOffice/4.4.7.2$Linux_X86_64 LibreOffice_project/40$Build-2</meta:generator>
    <meta:document-statistic meta:table-count="0" meta:image-count="0" meta:object-count="0" meta:page-count="1" meta:paragraph-count="41" meta:word-count="122" meta:character-count="1491" meta:non-whitespace-character-count="1073"/>
  </office:meta>
</office:document-meta>
</file>